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1d68" officeooo:paragraph-rsid="000b1d68"/>
    </style:style>
    <style:style style:name="T1" style:family="text">
      <style:text-properties officeooo:rsid="000b1d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ligent tractor</text:p>
      <text:p text:style-name="P1">Team members: Novak Denys, Ivan Vasyliev, Skibenko Kirylo, Osatskyi Vladyslav</text:p>
      <text:p text:style-name="Standard"/>
      <text:p text:style-name="Standard"/>
      <text:p text:style-name="Standard">The agent is an intelligent tractor.</text:p>
      <text:p text:style-name="Standard"/>
      <text:p text:style-name="Standard">Currently agent has only two functions: random movement through environment or (you can choose) control it with arrows.</text:p>
      <text:p text:style-name="Standard"/>
      <text:p text:style-name="Standard">Environment is a field currently represented as dark grid (2D array).</text:p>
      <text:p text:style-name="Standard"/>
      <text:p text:style-name="Standard">In future agent(tractor) will perform more complex functions.</text:p>
      <text:p text:style-name="Standard"/>
      <text:p text:style-name="Standard">Also dark field will be replaced with symbols representing different states of cells (crops, empty field, etc.)</text:p>
      <text:p text:style-name="Standard"/>
      <text:p text:style-name="Standard"><text:span text:style-name="T1">U</text:span>ser manual: after running a program you will rec<text:span text:style-name="T1">ei</text:span>ve a message. it is asking if you want to control a tractor, if you type 'Yes' you can control tractor with arrows, otherwise agent will move by himself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22:56.902999680</meta:creation-date>
    <dc:date>2019-03-25T12:26:46.732865237</dc:date>
    <meta:editing-duration>PT3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09" meta:character-count="698" meta:non-whitespace-character-count="595"/>
  </office:meta>
</office:document-meta>
</file>